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4.2063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2.5335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i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iglas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Escaños (2011)</text:p>
          </table:table-cell>
          <table:table-cell table:style-name="ce1" office:value-type="string">
            <text:p>Votos (2011)</text:p>
          </table:table-cell>
          <table:table-cell table:style-name="ce1" office:value-type="string">
            <text:p>Logo</text:p>
          </table:table-cell>
          <table:table-cell table:style-name="ce1"/>
        </table:table-row>
        <table:table-row table:style-name="ro1">
          <table:table-cell office:value-type="string">
            <text:p>PP</text:p>
          </table:table-cell>
          <table:table-cell office:value-type="string">
            <text:p>Partido Popular</text:p>
          </table:table-cell>
          <table:table-cell office:value-type="float" office:value="186">
            <text:p>186</text:p>
          </table:table-cell>
          <table:table-cell office:value-type="float" office:value="10830693">
            <text:p>10830693</text:p>
          </table:table-cell>
          <table:table-cell table:formula="of:=CONCATENATE(&quot;img/logos/&quot;; LOWER([.A2]); &quot;-200x200.png&quot;)" office:value-type="string" office:string-value="img/logos/pp-200x200.png">
            <text:p>img/logos/pp-200x200.png</text:p>
          </table:table-cell>
          <table:table-cell/>
        </table:table-row>
        <table:table-row table:style-name="ro1">
          <table:table-cell office:value-type="string">
            <text:p>PSOE</text:p>
          </table:table-cell>
          <table:table-cell office:value-type="string">
            <text:p>Partido Socialista Obrero Español</text:p>
          </table:table-cell>
          <table:table-cell office:value-type="float" office:value="110">
            <text:p>110</text:p>
          </table:table-cell>
          <table:table-cell office:value-type="float" office:value="6973880">
            <text:p>6973880</text:p>
          </table:table-cell>
          <table:table-cell table:formula="of:=CONCATENATE(&quot;img/logos/&quot;; LOWER([.A3]); &quot;-200x200.png&quot;)" office:value-type="string" office:string-value="img/logos/psoe-200x200.png">
            <text:p>img/logos/psoe-200x200.png</text:p>
          </table:table-cell>
          <table:table-cell/>
        </table:table-row>
        <table:table-row table:style-name="ro1">
          <table:table-cell office:value-type="string">
            <text:p>CiU</text:p>
          </table:table-cell>
          <table:table-cell office:value-type="string">
            <text:p>Convergència i Unió</text:p>
          </table:table-cell>
          <table:table-cell office:value-type="float" office:value="16">
            <text:p>16</text:p>
          </table:table-cell>
          <table:table-cell office:value-type="float" office:value="1014263">
            <text:p>1014263</text:p>
          </table:table-cell>
          <table:table-cell table:formula="of:=CONCATENATE(&quot;img/logos/&quot;; LOWER([.A4]); &quot;-200x200.png&quot;)" office:value-type="string" office:string-value="img/logos/ciu-200x200.png">
            <text:p>img/logos/ciu-200x200.png</text:p>
          </table:table-cell>
          <table:table-cell/>
        </table:table-row>
        <table:table-row table:style-name="ro1">
          <table:table-cell office:value-type="string">
            <text:p>IU-LV</text:p>
          </table:table-cell>
          <table:table-cell office:value-type="string">
            <text:p>Izquierda Unida – Los Verdes</text:p>
          </table:table-cell>
          <table:table-cell office:value-type="float" office:value="11">
            <text:p>11</text:p>
          </table:table-cell>
          <table:table-cell office:value-type="float" office:value="1680810">
            <text:p>1680810</text:p>
          </table:table-cell>
          <table:table-cell table:formula="of:=CONCATENATE(&quot;img/logos/&quot;; LOWER([.A5]); &quot;-200x200.png&quot;)" office:value-type="string" office:string-value="img/logos/iu-lv-200x200.png">
            <text:p>img/logos/iu-lv-200x200.png</text:p>
          </table:table-cell>
          <table:table-cell/>
        </table:table-row>
        <table:table-row table:style-name="ro1">
          <table:table-cell office:value-type="string">
            <text:p>AMAIUR</text:p>
          </table:table-cell>
          <table:table-cell office:value-type="string">
            <text:p>Amaiur</text:p>
          </table:table-cell>
          <table:table-cell office:value-type="float" office:value="7">
            <text:p>7</text:p>
          </table:table-cell>
          <table:table-cell office:value-type="float" office:value="333628">
            <text:p>333628</text:p>
          </table:table-cell>
          <table:table-cell table:formula="of:=CONCATENATE(&quot;img/logos/&quot;; LOWER([.A6]); &quot;-200x200.png&quot;)" office:value-type="string" office:string-value="img/logos/amaiur-200x200.png">
            <text:p>img/logos/amaiur-200x200.png</text:p>
          </table:table-cell>
          <table:table-cell/>
        </table:table-row>
        <table:table-row table:style-name="ro1">
          <table:table-cell office:value-type="string">
            <text:p>UPyD</text:p>
          </table:table-cell>
          <table:table-cell office:value-type="string">
            <text:p>Unión Progreso y Democracia</text:p>
          </table:table-cell>
          <table:table-cell office:value-type="float" office:value="5">
            <text:p>5</text:p>
          </table:table-cell>
          <table:table-cell office:value-type="float" office:value="1140242">
            <text:p>1140242</text:p>
          </table:table-cell>
          <table:table-cell table:formula="of:=CONCATENATE(&quot;img/logos/&quot;; LOWER([.A7]); &quot;-200x200.png&quot;)" office:value-type="string" office:string-value="img/logos/upyd-200x200.png">
            <text:p>img/logos/upyd-200x200.png</text:p>
          </table:table-cell>
          <table:table-cell/>
        </table:table-row>
        <table:table-row table:style-name="ro1">
          <table:table-cell office:value-type="string">
            <text:p>EAJ-PNV</text:p>
          </table:table-cell>
          <table:table-cell office:value-type="string">
            <text:p>Eusko Alderdi Jeltzalea-Partido Nacionalista Vasco</text:p>
          </table:table-cell>
          <table:table-cell office:value-type="float" office:value="5">
            <text:p>5</text:p>
          </table:table-cell>
          <table:table-cell office:value-type="float" office:value="323517">
            <text:p>323517</text:p>
          </table:table-cell>
          <table:table-cell table:formula="of:=CONCATENATE(&quot;img/logos/&quot;; LOWER([.A8]); &quot;-200x200.png&quot;)" office:value-type="string" office:string-value="img/logos/eaj-pnv-200x200.png">
            <text:p>img/logos/eaj-pnv-200x200.png</text:p>
          </table:table-cell>
          <table:table-cell/>
        </table:table-row>
        <table:table-row table:style-name="ro1">
          <table:table-cell office:value-type="string">
            <text:p>ERC</text:p>
          </table:table-cell>
          <table:table-cell office:value-type="string">
            <text:p>Esquerra Republicana de Catalunya</text:p>
          </table:table-cell>
          <table:table-cell office:value-type="float" office:value="3">
            <text:p>3</text:p>
          </table:table-cell>
          <table:table-cell office:value-type="float" office:value="256393">
            <text:p>256393</text:p>
          </table:table-cell>
          <table:table-cell table:formula="of:=CONCATENATE(&quot;img/logos/&quot;; LOWER([.A9]); &quot;-200x200.png&quot;)" office:value-type="string" office:string-value="img/logos/erc-200x200.png">
            <text:p>img/logos/erc-200x200.png</text:p>
          </table:table-cell>
          <table:table-cell/>
        </table:table-row>
        <table:table-row table:style-name="ro1">
          <table:table-cell office:value-type="string">
            <text:p>BNG</text:p>
          </table:table-cell>
          <table:table-cell office:value-type="string">
            <text:p>Bloque Nacionalista Galego</text:p>
          </table:table-cell>
          <table:table-cell office:value-type="float" office:value="2">
            <text:p>2</text:p>
          </table:table-cell>
          <table:table-cell office:value-type="float" office:value="183279">
            <text:p>183279</text:p>
          </table:table-cell>
          <table:table-cell table:formula="of:=CONCATENATE(&quot;img/logos/&quot;; LOWER([.A10]); &quot;-200x200.png&quot;)" office:value-type="string" office:string-value="img/logos/bng-200x200.png">
            <text:p>img/logos/bng-200x200.png</text:p>
          </table:table-cell>
          <table:table-cell/>
        </table:table-row>
        <table:table-row table:style-name="ro1">
          <table:table-cell office:value-type="string">
            <text:p>CC-NC-PNC</text:p>
          </table:table-cell>
          <table:table-cell office:value-type="string">
            <text:p>Coalición Canaria - Nueva Canarias - Partido Nacionalista Canario</text:p>
          </table:table-cell>
          <table:table-cell office:value-type="float" office:value="2">
            <text:p>2</text:p>
          </table:table-cell>
          <table:table-cell office:value-type="float" office:value="14355">
            <text:p>14355</text:p>
          </table:table-cell>
          <table:table-cell table:formula="of:=CONCATENATE(&quot;img/logos/&quot;; LOWER([.A11]); &quot;-200x200.png&quot;)" office:value-type="string" office:string-value="img/logos/cc-nc-pnc-200x200.png">
            <text:p>img/logos/cc-nc-pnc-200x200.png</text:p>
          </table:table-cell>
          <table:table-cell/>
        </table:table-row>
        <table:table-row table:style-name="ro1">
          <table:table-cell office:value-type="string">
            <text:p>COMPROMÍS-Q</text:p>
          </table:table-cell>
          <table:table-cell office:value-type="string">
            <text:p>Coalició Compromís</text:p>
          </table:table-cell>
          <table:table-cell office:value-type="float" office:value="1">
            <text:p>1</text:p>
          </table:table-cell>
          <table:table-cell office:value-type="float" office:value="12515">
            <text:p>12515</text:p>
          </table:table-cell>
          <table:table-cell table:formula="of:=CONCATENATE(&quot;img/logos/&quot;; LOWER([.A12]); &quot;-200x200.png&quot;)" office:value-type="string" office:string-value="img/logos/compromís-q-200x200.png">
            <text:p>img/logos/compromís-q-200x200.png</text:p>
          </table:table-cell>
          <table:table-cell/>
        </table:table-row>
        <table:table-row table:style-name="ro1">
          <table:table-cell office:value-type="string">
            <text:p>FAC</text:p>
          </table:table-cell>
          <table:table-cell office:value-type="string">
            <text:p>Foro Asturias Ciudadano</text:p>
          </table:table-cell>
          <table:table-cell office:value-type="float" office:value="1">
            <text:p>1</text:p>
          </table:table-cell>
          <table:table-cell office:value-type="float" office:value="99173">
            <text:p>99173</text:p>
          </table:table-cell>
          <table:table-cell table:formula="of:=CONCATENATE(&quot;img/logos/&quot;; LOWER([.A13]); &quot;-200x200.png&quot;)" office:value-type="string" office:string-value="img/logos/fac-200x200.png">
            <text:p>img/logos/fac-200x200.png</text:p>
          </table:table-cell>
          <table:table-cell/>
        </table:table-row>
        <table:table-row table:style-name="ro1">
          <table:table-cell office:value-type="string">
            <text:p>GBAI</text:p>
          </table:table-cell>
          <table:table-cell office:value-type="string">
            <text:p>Geroa Bai</text:p>
          </table:table-cell>
          <table:table-cell office:value-type="float" office:value="1">
            <text:p>1</text:p>
          </table:table-cell>
          <table:table-cell office:value-type="float" office:value="42411">
            <text:p>42411</text:p>
          </table:table-cell>
          <table:table-cell table:formula="of:=CONCATENATE(&quot;img/logos/&quot;; LOWER([.A14]); &quot;-200x200.png&quot;)" office:value-type="string" office:string-value="img/logos/gbai-200x200.png">
            <text:p>img/logos/gbai-200x200.png</text:p>
          </table:table-cell>
          <table:table-cell/>
        </table:table-row>
        <table:table-row table:style-name="ro1">
          <table:table-cell office:value-type="string">
            <text:p>EQUO</text:p>
          </table:table-cell>
          <table:table-cell office:value-type="string">
            <text:p>Equo</text:p>
          </table:table-cell>
          <table:table-cell office:value-type="float" office:value="0">
            <text:p>0</text:p>
          </table:table-cell>
          <table:table-cell office:value-type="float" office:value="215776">
            <text:p>215776</text:p>
          </table:table-cell>
          <table:table-cell table:formula="of:=CONCATENATE(&quot;img/logos/&quot;; LOWER([.A15]); &quot;-200x200.png&quot;)" office:value-type="string" office:string-value="img/logos/equo-200x200.png">
            <text:p>img/logos/equo-200x200.png</text:p>
          </table:table-cell>
          <table:table-cell/>
        </table:table-row>
        <table:table-row table:style-name="ro1">
          <table:table-cell office:value-type="string">
            <text:p>PACMA</text:p>
          </table:table-cell>
          <table:table-cell office:value-type="string">
            <text:p>Partido Animalista Contra el Maltrato Animal</text:p>
          </table:table-cell>
          <table:table-cell office:value-type="float" office:value="0">
            <text:p>0</text:p>
          </table:table-cell>
          <table:table-cell office:value-type="float" office:value="101557">
            <text:p>101557</text:p>
          </table:table-cell>
          <table:table-cell table:formula="of:=CONCATENATE(&quot;img/logos/&quot;; LOWER([.A16]); &quot;-200x200.png&quot;)" office:value-type="string" office:string-value="img/logos/pacma-200x200.png">
            <text:p>img/logos/pacma-200x200.png</text:p>
          </table:table-cell>
          <table:table-cell/>
        </table:table-row>
        <table:table-row table:style-name="ro1">
          <table:table-cell office:value-type="string">
            <text:p>Eb</text:p>
          </table:table-cell>
          <table:table-cell office:value-type="string">
            <text:p>Escaños en blanco</text:p>
          </table:table-cell>
          <table:table-cell office:value-type="float" office:value="0">
            <text:p>0</text:p>
          </table:table-cell>
          <table:table-cell office:value-type="float" office:value="97706">
            <text:p>97706</text:p>
          </table:table-cell>
          <table:table-cell table:formula="of:=CONCATENATE(&quot;img/logos/&quot;; LOWER([.A17]); &quot;-200x200.png&quot;)" office:value-type="string" office:string-value="img/logos/eb-200x200.png">
            <text:p>img/logos/eb-200x200.png</text:p>
          </table:table-cell>
          <table:table-cell/>
        </table:table-row>
        <table:table-row table:style-name="ro1">
          <table:table-cell office:value-type="string">
            <text:p>PA</text:p>
          </table:table-cell>
          <table:table-cell office:value-type="string">
            <text:p>Partido Andalucista</text:p>
          </table:table-cell>
          <table:table-cell office:value-type="float" office:value="0">
            <text:p>0</text:p>
          </table:table-cell>
          <table:table-cell office:value-type="float" office:value="76852">
            <text:p>76852</text:p>
          </table:table-cell>
          <table:table-cell table:formula="of:=CONCATENATE(&quot;img/logos/&quot;; LOWER([.A18]); &quot;-200x200.png&quot;)" office:value-type="string" office:string-value="img/logos/pa-200x200.png">
            <text:p>img/logos/pa-200x200.png</text:p>
          </table:table-cell>
          <table:table-cell/>
        </table:table-row>
        <table:table-row table:style-name="ro1">
          <table:table-cell office:value-type="string">
            <text:p>PxC</text:p>
          </table:table-cell>
          <table:table-cell office:value-type="string">
            <text:p>Plataforma per Catalunya</text:p>
          </table:table-cell>
          <table:table-cell office:value-type="float" office:value="0">
            <text:p>0</text:p>
          </table:table-cell>
          <table:table-cell office:value-type="float" office:value="59781">
            <text:p>59781</text:p>
          </table:table-cell>
          <table:table-cell table:formula="of:=CONCATENATE(&quot;img/logos/&quot;; LOWER([.A19]); &quot;-200x200.png&quot;)" office:value-type="string" office:string-value="img/logos/pxc-200x200.png">
            <text:p>img/logos/pxc-200x200.png</text:p>
          </table:table-cell>
          <table:table-cell/>
        </table:table-row>
        <table:table-row table:style-name="ro1">
          <table:table-cell office:value-type="string">
            <text:p>PRC</text:p>
          </table:table-cell>
          <table:table-cell office:value-type="string">
            <text:p>Partido Regionalista de Cantabria</text:p>
          </table:table-cell>
          <table:table-cell office:value-type="float" office:value="0">
            <text:p>0</text:p>
          </table:table-cell>
          <table:table-cell office:value-type="float" office:value="43903">
            <text:p>43903</text:p>
          </table:table-cell>
          <table:table-cell table:formula="of:=CONCATENATE(&quot;img/logos/&quot;; LOWER([.A20]); &quot;-200x200.png&quot;)" office:value-type="string" office:string-value="img/logos/prc-200x200.png">
            <text:p>img/logos/prc-200x200.png</text:p>
          </table:table-cell>
          <table:table-cell/>
        </table:table-row>
        <table:table-row table:style-name="ro1">
          <table:table-cell office:value-type="string">
            <text:p>PUM+J</text:p>
          </table:table-cell>
          <table:table-cell office:value-type="string">
            <text:p>Por Un Mundo Más Justo</text:p>
          </table:table-cell>
          <table:table-cell office:value-type="float" office:value="0">
            <text:p>0</text:p>
          </table:table-cell>
          <table:table-cell office:value-type="float" office:value="27098">
            <text:p>27098</text:p>
          </table:table-cell>
          <table:table-cell table:formula="of:=CONCATENATE(&quot;img/logos/&quot;; LOWER([.A21]); &quot;-200x200.png&quot;)" office:value-type="string" office:string-value="img/logos/pum+j-200x200.png">
            <text:p>img/logos/pum+j-200x200.png</text:p>
          </table:table-cell>
          <table:table-cell/>
        </table:table-row>
        <table:table-row table:style-name="ro1">
          <table:table-cell office:value-type="string">
            <text:p>PCPE</text:p>
          </table:table-cell>
          <table:table-cell office:value-type="string">
            <text:p>Partido Comunista de los Pueblos de España</text:p>
          </table:table-cell>
          <table:table-cell office:value-type="float" office:value="0">
            <text:p>0</text:p>
          </table:table-cell>
          <table:table-cell office:value-type="float" office:value="26436">
            <text:p>26436</text:p>
          </table:table-cell>
          <table:table-cell table:formula="of:=CONCATENATE(&quot;img/logos/&quot;; LOWER([.A22]); &quot;-200x200.png&quot;)" office:value-type="string" office:string-value="img/logos/pcpe-200x200.png">
            <text:p>img/logos/pcpe-200x200.png</text:p>
          </table:table-cell>
          <table:table-cell/>
        </table:table-row>
        <table:table-row table:style-name="ro1">
          <table:table-cell office:value-type="string">
            <text:p>PIRATA</text:p>
          </table:table-cell>
          <table:table-cell office:value-type="string">
            <text:p>Partido Pirata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table:formula="of:=CONCATENATE(&quot;img/logos/&quot;; LOWER([.A23]); &quot;-200x200.png&quot;)" office:value-type="string" office:string-value="img/logos/pirata-200x200.png">
            <text:p>img/logos/pirata-200x200.png</text:p>
          </table:table-cell>
          <table:table-cell/>
        </table:table-row>
        <table:table-row table:style-name="ro1">
          <table:table-cell office:value-type="string">
            <text:p>ANTICAPITALISTAS</text:p>
          </table:table-cell>
          <table:table-cell office:value-type="string">
            <text:p>Anticapitalistas</text:p>
          </table:table-cell>
          <table:table-cell office:value-type="float" office:value="0">
            <text:p>0</text:p>
          </table:table-cell>
          <table:table-cell office:value-type="float" office:value="24456">
            <text:p>24456</text:p>
          </table:table-cell>
          <table:table-cell table:formula="of:=CONCATENATE(&quot;img/logos/&quot;; LOWER([.A24]); &quot;-200x200.png&quot;)" office:value-type="string" office:string-value="img/logos/anticapitalistas-200x200.png">
            <text:p>img/logos/anticapitalistas-200x200.png</text:p>
          </table:table-cell>
          <table:table-cell/>
        </table:table-row>
        <table:table-row table:style-name="ro1">
          <table:table-cell office:value-type="string">
            <text:p>UCE</text:p>
          </table:table-cell>
          <table:table-cell office:value-type="string">
            <text:p>Unificación Comunista de España</text:p>
          </table:table-cell>
          <table:table-cell office:value-type="float" office:value="0">
            <text:p>0</text:p>
          </table:table-cell>
          <table:table-cell office:value-type="float" office:value="16148">
            <text:p>16148</text:p>
          </table:table-cell>
          <table:table-cell table:formula="of:=CONCATENATE(&quot;img/logos/&quot;; LOWER([.A25]); &quot;-200x200.png&quot;)" office:value-type="string" office:string-value="img/logos/uce-200x200.png">
            <text:p>img/logos/uce-200x200.png</text:p>
          </table:table-cell>
          <table:table-cell/>
        </table:table-row>
        <table:table-row table:style-name="ro1">
          <table:table-cell office:value-type="string">
            <text:p>PH</text:p>
          </table:table-cell>
          <table:table-cell office:value-type="string">
            <text:p>Partido Humanista</text:p>
          </table:table-cell>
          <table:table-cell office:value-type="float" office:value="0">
            <text:p>0</text:p>
          </table:table-cell>
          <table:table-cell office:value-type="float" office:value="10047">
            <text:p>10047</text:p>
          </table:table-cell>
          <table:table-cell table:formula="of:=CONCATENATE(&quot;img/logos/&quot;; LOWER([.A26]); &quot;-200x200.png&quot;)" office:value-type="string" office:string-value="img/logos/ph-200x200.png">
            <text:p>img/logos/ph-200x200.png</text:p>
          </table:table-cell>
          <table:table-cell/>
        </table:table-row>
        <table:table-row table:style-name="ro1">
          <table:table-cell office:value-type="string">
            <text:p>ESPAÑA 2000</text:p>
          </table:table-cell>
          <table:table-cell office:value-type="string">
            <text:p>España 2000</text:p>
          </table:table-cell>
          <table:table-cell office:value-type="float" office:value="0">
            <text:p>0</text:p>
          </table:table-cell>
          <table:table-cell office:value-type="float" office:value="9256">
            <text:p>9256</text:p>
          </table:table-cell>
          <table:table-cell table:formula="of:=CONCATENATE(&quot;img/logos/&quot;; LOWER([.A27]); &quot;-200x200.png&quot;)" office:value-type="string" office:string-value="img/logos/españa 2000-200x200.png">
            <text:p>img/logos/españa 2000-200x200.png</text:p>
          </table:table-cell>
          <table:table-cell/>
        </table:table-row>
        <table:table-row table:style-name="ro1">
          <table:table-cell office:value-type="string">
            <text:p>RPS</text:p>
          </table:table-cell>
          <table:table-cell office:value-type="string">
            <text:p>Republicanos</text:p>
          </table:table-cell>
          <table:table-cell office:value-type="float" office:value="0">
            <text:p>0</text:p>
          </table:table-cell>
          <table:table-cell office:value-type="float" office:value="7446">
            <text:p>7446</text:p>
          </table:table-cell>
          <table:table-cell table:formula="of:=CONCATENATE(&quot;img/logos/&quot;; LOWER([.A28]); &quot;-200x200.png&quot;)" office:value-type="string" office:string-value="img/logos/rps-200x200.png">
            <text:p>img/logos/rps-200x200.png</text:p>
          </table:table-cell>
          <table:table-cell/>
        </table:table-row>
        <table:table-row table:style-name="ro1">
          <table:table-cell office:value-type="string">
            <text:p>SAIn</text:p>
          </table:table-cell>
          <table:table-cell office:value-type="string">
            <text:p>Solidaridad y Autogestión Internacionalista</text:p>
          </table:table-cell>
          <table:table-cell office:value-type="float" office:value="0">
            <text:p>0</text:p>
          </table:table-cell>
          <table:table-cell office:value-type="float" office:value="6646">
            <text:p>6646</text:p>
          </table:table-cell>
          <table:table-cell table:formula="of:=CONCATENATE(&quot;img/logos/&quot;; LOWER([.A29]); &quot;-200x200.png&quot;)" office:value-type="string" office:string-value="img/logos/sain-200x200.png">
            <text:p>img/logos/sain-200x200.png</text:p>
          </table:table-cell>
          <table:table-cell/>
        </table:table-row>
        <table:table-row table:style-name="ro1">
          <table:table-cell office:value-type="string">
            <text:p>HARTOSORG</text:p>
          </table:table-cell>
          <table:table-cell office:value-type="string">
            <text:p>Hartos.org</text:p>
          </table:table-cell>
          <table:table-cell office:value-type="float" office:value="0">
            <text:p>0</text:p>
          </table:table-cell>
          <table:table-cell office:value-type="float" office:value="3803">
            <text:p>3803</text:p>
          </table:table-cell>
          <table:table-cell table:formula="of:=CONCATENATE(&quot;img/logos/&quot;; LOWER([.A30]); &quot;-200x200.png&quot;)" office:value-type="string" office:string-value="img/logos/hartosorg-200x200.png">
            <text:p>img/logos/hartosorg-200x200.png</text:p>
          </table:table-cell>
          <table:table-cell/>
        </table:table-row>
        <table:table-row table:style-name="ro1">
          <table:table-cell office:value-type="string">
            <text:p>ANC</text:p>
          </table:table-cell>
          <table:table-cell office:value-type="string">
            <text:p>Alternativa Nacionalista Canaria</text:p>
          </table:table-cell>
          <table:table-cell office:value-type="float" office:value="0">
            <text:p>0</text:p>
          </table:table-cell>
          <table:table-cell office:value-type="float" office:value="3172">
            <text:p>3172</text:p>
          </table:table-cell>
          <table:table-cell table:formula="of:=CONCATENATE(&quot;img/logos/&quot;; LOWER([.A31]); &quot;-200x200.png&quot;)" office:value-type="string" office:string-value="img/logos/anc-200x200.png">
            <text:p>img/logos/anc-200x200.png</text:p>
          </table:table-cell>
          <table:table-cell/>
        </table:table-row>
        <table:table-row table:style-name="ro1">
          <table:table-cell office:value-type="string">
            <text:p>FE de las JONS</text:p>
          </table:table-cell>
          <table:table-cell office:value-type="string">
            <text:p>Falange Española de las JONS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table:formula="of:=CONCATENATE(&quot;img/logos/&quot;; LOWER([.A32]); &quot;-200x200.png&quot;)" office:value-type="string" office:string-value="img/logos/fe de las jons-200x200.png">
            <text:p>img/logos/fe de las jons-200x200.png</text:p>
          </table:table-cell>
          <table:table-cell/>
        </table:table-row>
        <table:table-row table:style-name="ro1">
          <table:table-cell office:value-type="string">
            <text:p>CDL</text:p>
          </table:table-cell>
          <table:table-cell office:value-type="string">
            <text:p>Centro Democrático Liberal</text:p>
          </table:table-cell>
          <table:table-cell office:value-type="float" office:value="0">
            <text:p>0</text:p>
          </table:table-cell>
          <table:table-cell office:value-type="float" office:value="2839">
            <text:p>2839</text:p>
          </table:table-cell>
          <table:table-cell table:formula="of:=CONCATENATE(&quot;img/logos/&quot;; LOWER([.A33]); &quot;-200x200.png&quot;)" office:value-type="string" office:string-value="img/logos/cdl-200x200.png">
            <text:p>img/logos/cdl-200x200.png</text:p>
          </table:table-cell>
          <table:table-cell/>
        </table:table-row>
        <table:table-row table:style-name="ro1">
          <table:table-cell office:value-type="string">
            <text:p>PRAO</text:p>
          </table:table-cell>
          <table:table-cell office:value-type="string">
            <text:p>Partido Regionalista por Andalucía Oriental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table:formula="of:=CONCATENATE(&quot;img/logos/&quot;; LOWER([.A34]); &quot;-200x200.png&quot;)" office:value-type="string" office:string-value="img/logos/prao-200x200.png">
            <text:p>img/logos/prao-200x200.png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Units x Valéncia</text:p>
          </table:table-cell>
          <table:table-cell office:value-type="float" office:value="0">
            <text:p>0</text:p>
          </table:table-cell>
          <table:table-cell office:value-type="float" office:value="2447">
            <text:p>2447</text:p>
          </table:table-cell>
          <table:table-cell table:formula="of:=CONCATENATE(&quot;img/logos/&quot;; LOWER([.A35]); &quot;-200x200.png&quot;)" office:value-type="string" office:string-value="img/logos/uxv-200x200.png">
            <text:p>img/logos/uxv-200x200.png</text:p>
          </table:table-cell>
          <table:table-cell/>
        </table:table-row>
        <table:table-row table:style-name="ro1">
          <table:table-cell office:value-type="string">
            <text:p>P-LIB</text:p>
          </table:table-cell>
          <table:table-cell office:value-type="string">
            <text:p>Partido de la Libertad Individual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table:formula="of:=CONCATENATE(&quot;img/logos/&quot;; LOWER([.A36]); &quot;-200x200.png&quot;)" office:value-type="string" office:string-value="img/logos/p-lib-200x200.png">
            <text:p>img/logos/p-lib-200x200.png</text:p>
          </table:table-cell>
          <table:table-cell/>
        </table:table-row>
        <table:table-row table:style-name="ro1">
          <table:table-cell office:value-type="string">
            <text:p>PCAL</text:p>
          </table:table-cell>
          <table:table-cell office:value-type="string">
            <text:p>Partido de Castilla y León</text:p>
          </table:table-cell>
          <table:table-cell office:value-type="float" office:value="0">
            <text:p>0</text:p>
          </table:table-cell>
          <table:table-cell office:value-type="float" office:value="2047">
            <text:p>2047</text:p>
          </table:table-cell>
          <table:table-cell table:formula="of:=CONCATENATE(&quot;img/logos/&quot;; LOWER([.A37]); &quot;-200x200.png&quot;)" office:value-type="string" office:string-value="img/logos/pcal-200x200.png">
            <text:p>img/logos/pcal-200x200.png</text:p>
          </table:table-cell>
          <table:table-cell/>
        </table:table-row>
        <table:table-row table:style-name="ro1">
          <table:table-cell office:value-type="string">
            <text:p>PREPAL</text:p>
          </table:table-cell>
          <table:table-cell office:value-type="string">
            <text:p>Partido Regionalista del País Leonés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table:formula="of:=CONCATENATE(&quot;img/logos/&quot;; LOWER([.A38]); &quot;-200x200.png&quot;)" office:value-type="string" office:string-value="img/logos/prepal-200x200.png">
            <text:p>img/logos/prepal-200x200.png</text:p>
          </table:table-cell>
          <table:table-cell/>
        </table:table-row>
        <table:table-row table:style-name="ro1">
          <table:table-cell office:value-type="string">
            <text:p>POSI</text:p>
          </table:table-cell>
          <table:table-cell office:value-type="string">
            <text:p>Partido Obrero Socialista Internacionalista</text:p>
          </table:table-cell>
          <table:table-cell office:value-type="float" office:value="0">
            <text:p>0</text:p>
          </table:table-cell>
          <table:table-cell office:value-type="float" office:value="1993">
            <text:p>1993</text:p>
          </table:table-cell>
          <table:table-cell table:formula="of:=CONCATENATE(&quot;img/logos/&quot;; LOWER([.A39]); &quot;-200x200.png&quot;)" office:value-type="string" office:string-value="img/logos/posi-200x200.png">
            <text:p>img/logos/posi-200x200.png</text:p>
          </table:table-cell>
          <table:table-cell/>
        </table:table-row>
        <table:table-row table:style-name="ro1">
          <table:table-cell office:value-type="string">
            <text:p>DN</text:p>
          </table:table-cell>
          <table:table-cell office:value-type="string">
            <text:p>Democracia Nacional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table:formula="of:=CONCATENATE(&quot;img/logos/&quot;; LOWER([.A40]); &quot;-200x200.png&quot;)" office:value-type="string" office:string-value="img/logos/dn-200x200.png">
            <text:p>img/logos/dn-200x200.png</text:p>
          </table:table-cell>
          <table:table-cell/>
        </table:table-row>
        <table:table-row table:style-name="ro1">
          <table:table-cell office:value-type="string">
            <text:p>Caballas</text:p>
          </table:table-cell>
          <table:table-cell office:value-type="string">
            <text:p>Coalición Caballas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table:formula="of:=CONCATENATE(&quot;img/logos/&quot;; LOWER([.A41]); &quot;-200x200.png&quot;)" office:value-type="string" office:string-value="img/logos/caballas-200x200.png">
            <text:p>img/logos/caballas-200x200.png</text:p>
          </table:table-cell>
          <table:table-cell/>
        </table:table-row>
        <table:table-row table:style-name="ro1">
          <table:table-cell office:value-type="string">
            <text:p>CXXI</text:p>
          </table:table-cell>
          <table:table-cell office:value-type="string">
            <text:p>Converxencia XXI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table:formula="of:=CONCATENATE(&quot;img/logos/&quot;; LOWER([.A42]); &quot;-200x200.png&quot;)" office:value-type="string" office:string-value="img/logos/cxxi-200x200.png">
            <text:p>img/logos/cxxi-200x200.png</text:p>
          </table:table-cell>
          <table:table-cell/>
        </table:table-row>
        <table:table-row table:style-name="ro1">
          <table:table-cell office:value-type="string">
            <text:p>UP</text:p>
          </table:table-cell>
          <table:table-cell office:value-type="string">
            <text:p>Unidad del Pueblo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CONCATENATE(&quot;img/logos/&quot;; LOWER([.A43]); &quot;-200x200.png&quot;)" office:value-type="string" office:string-value="img/logos/up-200x200.png">
            <text:p>img/logos/up-200x200.png</text:p>
          </table:table-cell>
          <table:table-cell/>
        </table:table-row>
        <table:table-row table:style-name="ro1">
          <table:table-cell office:value-type="string">
            <text:p>PFyV</text:p>
          </table:table-cell>
          <table:table-cell office:value-type="string">
            <text:p>Partido Familia y Vida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table:formula="of:=CONCATENATE(&quot;img/logos/&quot;; LOWER([.A44]); &quot;-200x200.png&quot;)" office:value-type="string" office:string-value="img/logos/pfyv-200x200.png">
            <text:p>img/logos/pfyv-200x200.png</text:p>
          </table:table-cell>
          <table:table-cell/>
        </table:table-row>
        <table:table-row table:style-name="ro1">
          <table:table-cell office:value-type="string">
            <text:p>CEx</text:p>
          </table:table-cell>
          <table:table-cell office:value-type="string">
            <text:p>Convergencia por Extremadura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table:formula="of:=CONCATENATE(&quot;img/logos/&quot;; LOWER([.A45]); &quot;-200x200.png&quot;)" office:value-type="string" office:string-value="img/logos/cex-200x200.png">
            <text:p>img/logos/cex-200x200.png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Andecha Astur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table:formula="of:=CONCATENATE(&quot;img/logos/&quot;; LOWER([.A46]); &quot;-200x200.png&quot;)" office:value-type="string" office:string-value="img/logos/aa-200x200.png">
            <text:p>img/logos/aa-200x200.png</text:p>
          </table:table-cell>
          <table:table-cell/>
        </table:table-row>
        <table:table-row table:style-name="ro1">
          <table:table-cell office:value-type="string">
            <text:p>CCD</text:p>
          </table:table-cell>
          <table:table-cell office:value-type="string">
            <text:p>Ciudadanos de Centro Democrático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table:formula="of:=CONCATENATE(&quot;img/logos/&quot;; LOWER([.A47]); &quot;-200x200.png&quot;)" office:value-type="string" office:string-value="img/logos/ccd-200x200.png">
            <text:p>img/logos/ccd-200x200.png</text:p>
          </table:table-cell>
          <table:table-cell/>
        </table:table-row>
        <table:table-row table:style-name="ro1">
          <table:table-cell office:value-type="string">
            <text:p>ACIMA</text:p>
          </table:table-cell>
          <table:table-cell office:value-type="string">
            <text:p>Acción Ciudadana por Málaga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CONCATENATE(&quot;img/logos/&quot;; LOWER([.A48]); &quot;-200x200.png&quot;)" office:value-type="string" office:string-value="img/logos/acima-200x200.png">
            <text:p>img/logos/acima-200x200.png</text:p>
          </table:table-cell>
          <table:table-cell/>
        </table:table-row>
        <table:table-row table:style-name="ro1">
          <table:table-cell office:value-type="string">
            <text:p>+MAS+</text:p>
          </table:table-cell>
          <table:table-cell office:value-type="string">
            <text:p>Muerte al sistema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table:formula="of:=CONCATENATE(&quot;img/logos/&quot;; LOWER([.A49]); &quot;-200x200.png&quot;)" office:value-type="string" office:string-value="img/logos/+mas+-200x200.png">
            <text:p>img/logos/+mas+-200x200.png</text:p>
          </table:table-cell>
          <table:table-cell/>
        </table:table-row>
        <table:table-row table:style-name="ro1">
          <table:table-cell office:value-type="string">
            <text:p>UCIT</text:p>
          </table:table-cell>
          <table:table-cell office:value-type="string">
            <text:p>Unión de Ciudadanos Independientes de Toledo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table:formula="of:=CONCATENATE(&quot;img/logos/&quot;; LOWER([.A50]); &quot;-200x200.png&quot;)" office:value-type="string" office:string-value="img/logos/ucit-200x200.png">
            <text:p>img/logos/ucit-200x200.png</text:p>
          </table:table-cell>
          <table:table-cell/>
        </table:table-row>
        <table:table-row table:style-name="ro1">
          <table:table-cell office:value-type="string">
            <text:p>DeC</text:p>
          </table:table-cell>
          <table:table-cell office:value-type="string">
            <text:p>Demos el Cambio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table:formula="of:=CONCATENATE(&quot;img/logos/&quot;; LOWER([.A51]); &quot;-200x200.png&quot;)" office:value-type="string" office:string-value="img/logos/dec-200x200.png">
            <text:p>img/logos/dec-200x200.png</text:p>
          </table:table-cell>
          <table:table-cell/>
        </table:table-row>
        <table:table-row table:style-name="ro1">
          <table:table-cell office:value-type="string">
            <text:p>CYD</text:p>
          </table:table-cell>
          <table:table-cell office:value-type="string">
            <text:p>Foro de Centro y Democracia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table:formula="of:=CONCATENATE(&quot;img/logos/&quot;; LOWER([.A52]); &quot;-200x200.png&quot;)" office:value-type="string" office:string-value="img/logos/cyd-200x200.png">
            <text:p>img/logos/cyd-200x200.png</text:p>
          </table:table-cell>
          <table:table-cell/>
        </table:table-row>
        <table:table-row table:style-name="ro1">
          <table:table-cell office:value-type="string">
            <text:p>URCL</text:p>
          </table:table-cell>
          <table:table-cell office:value-type="string">
            <text:p>Unión Regionalista de Castilla y León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table:formula="of:=CONCATENATE(&quot;img/logos/&quot;; LOWER([.A53]); &quot;-200x200.png&quot;)" office:value-type="string" office:string-value="img/logos/urcl-200x200.png">
            <text:p>img/logos/urcl-200x200.png</text:p>
          </table:table-cell>
          <table:table-cell/>
        </table:table-row>
        <table:table-row table:style-name="ro1">
          <table:table-cell office:value-type="string">
            <text:p>PRDE</text:p>
          </table:table-cell>
          <table:table-cell office:value-type="string">
            <text:p>Partido para la Regeneración de la Democracia en España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table:formula="of:=CONCATENATE(&quot;img/logos/&quot;; LOWER([.A54]); &quot;-200x200.png&quot;)" office:value-type="string" office:string-value="img/logos/prde-200x200.png">
            <text:p>img/logos/prde-200x200.png</text:p>
          </table:table-cell>
          <table:table-cell/>
        </table:table-row>
        <table:table-row table:style-name="ro1">
          <table:table-cell office:value-type="string">
            <text:p>INTERNET</text:p>
          </table:table-cell>
          <table:table-cell office:value-type="string">
            <text:p>Partido de Internet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CONCATENATE(&quot;img/logos/&quot;; LOWER([.A55]); &quot;-200x200.png&quot;)" office:value-type="string" office:string-value="img/logos/internet-200x200.png">
            <text:p>img/logos/internet-200x200.png</text:p>
          </table:table-cell>
          <table:table-cell/>
        </table:table-row>
        <table:table-row table:style-name="ro1">
          <table:table-cell office:value-type="string">
            <text:p>PRE-R</text:p>
          </table:table-cell>
          <table:table-cell office:value-type="string">
            <text:p>Partit Republicà d'Esquerra-Republicans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formula="of:=CONCATENATE(&quot;img/logos/&quot;; LOWER([.A56]); &quot;-200x200.png&quot;)" office:value-type="string" office:string-value="img/logos/pre-r-200x200.png">
            <text:p>img/logos/pre-r-200x200.png</text:p>
          </table:table-cell>
          <table:table-cell/>
        </table:table-row>
        <table:table-row table:style-name="ro1">
          <table:table-cell office:value-type="string">
            <text:p>BASTA YA</text:p>
          </table:table-cell>
          <table:table-cell office:value-type="string">
            <text:p>Basta Ya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string">
            <text:p>PCAS</text:p>
          </table:table-cell>
          <table:table-cell office:value-type="string">
            <text:p>Partido Castellano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CONCATENATE(&quot;img/logos/&quot;; LOWER([.A58]); &quot;-200x200.png&quot;)" office:value-type="string" office:string-value="img/logos/pcas-200x200.png">
            <text:p>img/logos/pcas-200x200.png</text:p>
          </table:table-cell>
          <table:table-cell/>
        </table:table-row>
        <table:table-row table:style-name="ro1">
          <table:table-cell office:value-type="string">
            <text:p>PDYC</text:p>
          </table:table-cell>
          <table:table-cell office:value-type="string">
            <text:p>Partido Democrático y Constitucional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CONCATENATE(&quot;img/logos/&quot;; LOWER([.A59]); &quot;-200x200.png&quot;)" office:value-type="string" office:string-value="img/logos/pdyc-200x200.png">
            <text:p>img/logos/pdyc-200x200.png</text:p>
          </table:table-cell>
          <table:table-cell/>
        </table:table-row>
        <table:table-row table:style-name="ro1">
          <table:table-cell office:value-type="string">
            <text:p>LV-GV</text:p>
          </table:table-cell>
          <table:table-cell office:value-type="string">
            <text:p>Los Verdes - Grupo Verde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formula="of:=CONCATENATE(&quot;img/logos/&quot;; LOWER([.A60]); &quot;-200x200.png&quot;)" office:value-type="string" office:string-value="img/logos/lv-gv-200x200.png">
            <text:p>img/logos/lv-gv-200x200.png</text:p>
          </table:table-cell>
          <table:table-cell/>
        </table:table-row>
        <table:table-row table:style-name="ro1">
          <table:table-cell office:value-type="string">
            <text:p>HD</text:p>
          </table:table-cell>
          <table:table-cell office:value-type="string">
            <text:p>Higiene Democrática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CONCATENATE(&quot;img/logos/&quot;; LOWER([.A61]); &quot;-200x200.png&quot;)" office:value-type="string" office:string-value="img/logos/hd-200x200.png">
            <text:p>img/logos/hd-200x200.png</text:p>
          </table:table-cell>
          <table:table-cell/>
        </table:table-row>
        <table:table-row table:style-name="ro1">
          <table:table-cell office:value-type="string">
            <text:p>SXT</text:p>
          </table:table-cell>
          <table:table-cell office:value-type="string">
            <text:p>Socialistes por Teruel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DNE</text:p>
          </table:table-cell>
          <table:table-cell office:value-type="string">
            <text:p>Derecha Navarra y Española</text:p>
          </table:table-cell>
          <table:table-cell table:number-columns-repeated="2" office:value-type="float" office:value="0">
            <text:p>0</text:p>
          </table:table-cell>
          <table:table-cell table:formula="of:=CONCATENATE(&quot;img/logos/&quot;; LOWER([.A63]); &quot;-200x200.png&quot;)" office:value-type="string" office:string-value="img/logos/dne-200x200.png">
            <text:p>img/logos/dne-200x200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9:21:19</meta:creation-date>
    <dc:date>2013-03-08T00:38:25</dc:date>
    <meta:editing-duration>PT3H9M48S</meta:editing-duration>
    <meta:editing-cycles>52</meta:editing-cycles>
    <meta:generator>LibreOffice/3.5$Linux_X86_64 LibreOffice_project/350m1$Build-2</meta:generator>
    <meta:document-statistic meta:table-count="1" meta:cell-count="313" meta:object-count="0"/>
  </office:meta>
</office:document-meta>
</file>